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solid" draw:fill-color="#ffffff" draw:textarea-horizontal-align="justify" draw:textarea-vertical-align="top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216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1" svg:width="1.365in" svg:height="1.7189in" svg:x="0.4764in" svg:y="0.9736in"><text:p text:style-name="P1">IMU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2" draw:text-style-name="P1" svg:width="1.2815in" svg:height="0.4689in" svg:x="0.5075in" svg:y="1.2965in"><text:p text:style-name="P1">Żyroskop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2" draw:text-style-name="P2" svg:width="0.7622in" svg:height="0.4807in" svg:x="2.3945in" svg:y="2.0866in"><text:p text:style-name="P1"><text:span text:style-name="T1">LP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" draw:style-name="gr3" draw:text-style-name="P1" svg:x1="1.789in" svg:y1="1.5362in" svg:x2="2.4035in" svg:y2="1.5362in"><text:p/></draw:line><draw:line text:anchor-type="paragraph" draw:z-index="6" draw:style-name="gr3" draw:text-style-name="P1" svg:x1="1.7783in" svg:y1="2.328in" svg:x2="2.3945in" svg:y2="2.328in"><text:p/></draw:line><draw:custom-shape text:anchor-type="paragraph" draw:z-index="7" draw:style-name="gr4" draw:text-style-name="P1" svg:width="0.3024in" svg:height="0.3024in" svg:x="3.5283in" svg:y="1.77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style-name="gr5" draw:text-style-name="P1" svg:x1="3.1654in" svg:y1="1.5465in" svg:x2="3.6638in" svg:y2="1.5465in"><text:p/></draw:line><draw:line text:anchor-type="paragraph" draw:z-index="9" draw:style-name="gr3" draw:text-style-name="P1" svg:x1="3.6638in" svg:y1="1.5465in" svg:x2="3.6638in" svg:y2="1.7756in"><text:p/></draw:line><draw:custom-shape text:anchor-type="paragraph" draw:z-index="3" draw:style-name="gr2" draw:text-style-name="P2" svg:width="0.7622in" svg:height="0.4807in" svg:x="2.4035in" svg:y="1.3173in"><text:p text:style-name="P1"><text:span text:style-name="T1">HP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style-name="gr2" draw:text-style-name="P1" svg:width="1.2713in" svg:height="0.4689in" svg:x="0.5075in" svg:y="2.0882in"><text:p text:style-name="P1">Akcelerometr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0" draw:style-name="gr5" draw:text-style-name="P1" svg:x1="3.1563in" svg:y1="2.3382in" svg:x2="3.6638in" svg:y2="2.3382in"><text:p/></draw:line><draw:line text:anchor-type="paragraph" draw:z-index="11" draw:style-name="gr3" draw:text-style-name="P1" svg:x1="3.6638in" svg:y1="2.3382in" svg:x2="3.6638in" svg:y2="2.078in"><text:p/></draw:line><draw:frame text:anchor-type="paragraph" draw:z-index="12" draw:style-name="gr6" svg:width="0.1843in" svg:height="0.2169in" svg:x="3.5283in" svg:y="1.6465in"><draw:text-box><text:p>+</text:p></draw:text-box></draw:frame><draw:frame text:anchor-type="paragraph" draw:z-index="13" draw:style-name="gr6" svg:width="0.1843in" svg:height="0.2169in" svg:x="3.5272in" svg:y="2.0063in"><draw:text-box><text:p>+</text:p></draw:text-box></draw:frame><draw:line text:anchor-type="paragraph" draw:z-index="14" draw:style-name="gr3" draw:text-style-name="P1" svg:x1="3.8307in" svg:y1="1.9193in" svg:x2="4.3606in" svg:y2="1.9193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0T20:04:36.708008375</meta:creation-date>
    <dc:date>2015-10-10T20:20:27.071163574</dc:date>
    <meta:editing-duration>PT5M38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